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3bed" officeooo:paragraph-rsid="003f3b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429d9" officeooo:paragraph-rsid="004429d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53f" officeooo:paragraph-rsid="0043e53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9ced8" officeooo:paragraph-rsid="0029ce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9ced8" officeooo:paragraph-rsid="00463b7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4d1ad7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d1ad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d1ad7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429d9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39e27d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44e7cd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43e53f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49c1e1"/>
    </style:style>
    <style:style style:name="P22" style:family="paragraph" style:parent-style-name="Standard" style:list-style-name="L8">
      <style:paragraph-properties fo:text-align="start" style:justify-single-word="false"/>
      <style:text-properties officeooo:paragraph-rsid="00463b70"/>
    </style:style>
    <style:style style:name="P23" style:family="paragraph" style:parent-style-name="Standard" style:list-style-name="L9">
      <style:paragraph-properties fo:text-align="start" style:justify-single-word="false"/>
      <style:text-properties officeooo:paragraph-rsid="0043e53f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f3bed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3bed" officeooo:paragraph-rsid="003f3bed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3bed" officeooo:paragraph-rsid="0048105d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3bed" officeooo:paragraph-rsid="0048105d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105d" officeooo:paragraph-rsid="0048105d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3e53f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3e53f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53f" officeooo:paragraph-rsid="0043e53f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rsid="0043e53f" officeooo:paragraph-rsid="0043e53f"/>
    </style:style>
    <style:style style:name="P3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43e53f" officeooo:paragraph-rsid="0043e53f"/>
    </style:style>
    <style:style style:name="P3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43e53f" officeooo:paragraph-rsid="004e9ce0"/>
    </style:style>
    <style:style style:name="P3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officeooo:rsid="0043e53f" officeooo:paragraph-rsid="0043e53f"/>
    </style:style>
    <style:style style:name="P3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44e7cd" officeooo:paragraph-rsid="0044e7cd"/>
    </style:style>
    <style:style style:name="P3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officeooo:rsid="0044e7cd" officeooo:paragraph-rsid="0048105d"/>
    </style:style>
    <style:style style:name="P3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weight="normal" officeooo:rsid="00463b70" officeooo:paragraph-rsid="00463b70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e9ce0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9ce0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font-name="DejaVu Sans Condensed" fo:font-size="12pt" officeooo:rsid="0026edbf" style:font-size-asian="12pt" style:font-size-complex="12pt"/>
    </style:style>
    <style:style style:name="T10" style:family="text">
      <style:text-properties style:font-name="DejaVu Sans Condensed" fo:font-size="12pt" officeooo:rsid="00463b70" style:font-size-asian="12pt" style:font-size-complex="12pt"/>
    </style:style>
    <style:style style:name="T1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543d" style:font-weight-asian="bold" style:font-weight-complex="bold"/>
    </style:style>
    <style:style style:name="T16" style:family="text">
      <style:text-properties fo:font-weight="bold" officeooo:rsid="0039e27d" style:font-weight-asian="bold" style:font-weight-complex="bold"/>
    </style:style>
    <style:style style:name="T17" style:family="text">
      <style:text-properties fo:font-weight="bold" officeooo:rsid="0042111a" style:font-weight-asian="bold" style:font-weight-complex="bold"/>
    </style:style>
    <style:style style:name="T18" style:family="text">
      <style:text-properties fo:font-weight="bold" officeooo:rsid="0042f88a" style:font-weight-asian="bold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43e53f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44e7cd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59369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4429d9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475e39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49c1e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411013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31195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3aad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f3bed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4e7cd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3e53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style="normal" fo:font-weight="bold" officeooo:rsid="0043e53f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style="normal" fo:font-weight="bold" officeooo:rsid="00463b7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style="normal" fo:font-weight="normal" officeooo:rsid="0043e53f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style="normal" fo:font-weight="normal" officeooo:rsid="00463b7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039e27d"/>
    </style:style>
    <style:style style:name="T43" style:family="text">
      <style:text-properties officeooo:rsid="0041efc0"/>
    </style:style>
    <style:style style:name="T44" style:family="text">
      <style:text-properties officeooo:rsid="00459369"/>
    </style:style>
    <style:style style:name="T45" style:family="text">
      <style:text-properties officeooo:rsid="004b2706"/>
    </style:style>
    <style:style style:name="T46" style:family="text">
      <style:text-properties officeooo:rsid="004b607d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1<text:span text:style-name="T47">xx</text:span> - Controls</text:p>
          </table:table-cell>
          <table:table-cell table:style-name="Table1.B1" office:value-type="string">
            <text:p text:style-name="P16">2xx - Ground</text:p>
          </table:table-cell>
          <table:table-cell table:style-name="Table1.B1" office:value-type="string">
            <text:p text:style-name="P16">3xx - Flight</text:p>
          </table:table-cell>
          <table:table-cell table:style-name="Table1.B1" office:value-type="string">
            <text:p text:style-name="P16">4xx - A2A</text:p>
          </table:table-cell>
          <table:table-cell table:style-name="Table1.E1" office:value-type="string">
            <text:p text:style-name="P16">5xx - A2G</text:p>
          </table:table-cell>
          <table:table-cell table:style-name="Table1.F1" office:value-type="string">
            <text:p text:style-name="P16">6xx - Misc</text:p>
          </table:table-cell>
        </table:table-row>
      </table:table>
      <text:p text:style-name="P14"><text:span text:style-name="T32">5</text:span><text:span text:style-name="T33">0</text:span><text:span text:style-name="T32">1</text:span><text:span text:style-name="T28"> - </text:span><text:span text:style-name="T29">A/G </text:span><text:span text:style-name="T30">- </text:span><text:span text:style-name="T34">Pilot - </text:span><text:span text:style-name="T31">Unguided Bombs, Rockets</text:span></text:p>
      <text:p text:style-name="P2"/>
      <text:p text:style-name="P7"><text:span text:style-name="T14">Master Arm</text:span> ... <text:span text:style-name="T14">ON</text:span></text:p>
      <text:p text:style-name="P8"><text:span text:style-name="T15">Display Mode button </text:span>... <text:span text:style-name="T14">A/G </text:span><text:span text:style-name="T15">(Mode dial 4)</text:span><text:span text:style-name="T18">, may take 30 seconds to display symbology</text:span></text:p>
      <text:p text:style-name="P9"/>
      <text:p text:style-name="P6">All</text:p>
      <text:list text:style-name="L1">
        <text:list-item>
          <text:p text:style-name="P17"><text:span text:style-name="T25">In </text:span><text:span text:style-name="T26">A/G</text:span><text:span text:style-name="T25"> mode, the TV camera is slaved to the</text:span><text:span text:style-name="T26"> CCIP pipper or the CCRP target designator diamond</text:span><text:span text:style-name="T25">. <text:s/>Set the VDI MODE switch to TV to see the camera view of the target area.</text:span></text:p>
        </text:list-item>
      </text:list>
      <text:p text:style-name="P9"/>
      <text:p text:style-name="P4">Gun strafing</text:p>
      <text:list text:style-name="L2">
        <text:list-item>
          <text:p text:style-name="P24"><text:span text:style-name="T14">Weapon Selector</text:span> switch ... <text:span text:style-name="T14">GUN</text:span> (<text:span text:style-name="T14">Dish Hat up/down</text:span>)</text:p>
        </text:list-item>
        <text:list-item>
          <text:p text:style-name="P24"><text:span text:style-name="T16">GUN RATE</text:span><text:span text:style-name="T42"> button ... </text:span><text:span text:style-name="T16">As desired</text:span><text:span text:style-name="T42"> </text:span><text:span text:style-name="T43">(UFC)</text:span></text:p>
        </text:list-item>
        <text:list-item>
          <text:p text:style-name="P25">CCIP pipper should appear when pointing at the ground. <text:s/>Press <text:span text:style-name="T14">Trigger</text:span> to fire.</text:p>
        </text:list-item>
      </text:list>
      <text:p text:style-name="P9"/>
      <text:p text:style-name="P3">CCIP bombing</text:p>
      <text:list xml:id="list1437860716" text:style-name="L3">
        <text:list-item>
          <text:p text:style-name="P33"><text:span text:style-name="T11">Jester</text:span><text:span text:style-name="T12">: </text:span><text:span text:style-name="T2">Air To Ground</text:span><text:span text:style-name="T1">/</text:span><text:span text:style-name="T2">Weapons, </text:span><text:span text:style-name="T3">then go through the settings to</text:span><text:span text:style-name="T1"> select and</text:span><text:span text:style-name="T3"> configure </text:span><text:span text:style-name="T1">bombs </text:span><text:span text:style-name="T3">as needed. <text:s/>Current configuration is shown in the center of the Jester menu wheel.</text:span></text:p>
        </text:list-item>
      </text:list>
      <text:list text:style-name="L4">
        <text:list-item>
          <text:list>
            <text:list-item>
              <text:p text:style-name="P37"><text:span text:style-name="T3">Y</text:span><text:span text:style-name="T1">ou need to be in </text:span><text:span text:style-name="T5">CMP/PLT</text:span><text:span text:style-name="T1"> mode for CCIP, use Set Computer Target/Set Computer Pilot to toggle.</text:span></text:p>
            </text:list-item>
            <text:list-item>
              <text:p text:style-name="P28">Note that "Set Ripple Distance" is actually a timing calculated by Jester based on current speed; there is no true ripple distance setting in the F-14.</text:p>
            </text:list-item>
          </text:list>
        </text:list-item>
      </text:list>
      <text:list xml:id="list81512773600081" text:continue-list="list1437860716" text:style-name="L3">
        <text:list-item>
          <text:p text:style-name="P33"><text:span text:style-name="T6">Weapon Selector</text:span><text:span text:style-name="T2"> switch ... </text:span><text:span text:style-name="T6">OFF</text:span><text:span text:style-name="T2"> (</text:span><text:span text:style-name="T6">Dish Hat down</text:span><text:span text:style-name="T2">)</text:span><text:span text:style-name="T4">, HUD should say </text:span><text:span text:style-name="T7">ORD</text:span></text:p>
        </text:list-item>
        <text:list-item>
          <text:p text:style-name="P18"><text:span text:style-name="T19">S</text:span><text:span text:style-name="T20">elected stations should show checkerboards in indicators above VDI.</text:span></text:p>
        </text:list-item>
        <text:list-item>
          <text:p text:style-name="P29"><text:span text:style-name="T14">Wing Sweep</text:span> ... <text:span text:style-name="T14">Bomb</text:span> (55 deg) (<text:span text:style-name="T17">shift-</text:span><text:span text:style-name="T14">Top Hat down</text:span>)</text:p>
        </text:list-item>
        <text:list-item>
          <text:p text:style-name="P29">Dive on bomb fall line, put pipper on target.</text:p>
        </text:list-item>
        <text:list-item>
          <text:p text:style-name="P29">Press <text:span text:style-name="T14">Red Button</text:span> to drop.</text:p>
        </text:list-item>
      </text:list>
      <text:p text:style-name="P10"/>
      <text:p text:style-name="P12"><text:span text:style-name="T9">C</text:span><text:span text:style-name="T8">CRP bombing</text:span><text:span text:style-name="T10"> with visual designation</text:span></text:p>
      <text:list xml:id="list3143651432" text:style-name="L5">
        <text:list-item>
          <text:p text:style-name="P34"><text:span text:style-name="T11">Jester</text:span><text:span text:style-name="T12">: </text:span><text:span text:style-name="T2">Air To Ground</text:span><text:span text:style-name="T1">/</text:span><text:span text:style-name="T2">Weapons, </text:span><text:span text:style-name="T3">then go through the settings to </text:span><text:span text:style-name="T1">select and </text:span><text:span text:style-name="T3">configure </text:span><text:span text:style-name="T1">bombs </text:span><text:span text:style-name="T3">as needed. <text:s/>Current configuration is shown in the center of the Jester menu wheel.</text:span></text:p>
        </text:list-item>
      </text:list>
      <text:list text:style-name="L6">
        <text:list-item>
          <text:list>
            <text:list-item>
              <text:p text:style-name="P19"><text:span text:style-name="T22">You need to be in </text:span><text:span text:style-name="T35">CMP/</text:span><text:span text:style-name="T36">TGT</text:span><text:span text:style-name="T23"> </text:span><text:span text:style-name="T22">mode for CC</text:span><text:span text:style-name="T23">R</text:span><text:span text:style-name="T22">P, use Set Computer Target/Set Computer Pilot to toggle.</text:span></text:p>
            </text:list-item>
            <text:list-item>
              <text:p text:style-name="P26">Note that "Set Ripple Distance" is actually a timing calculated by Jester based on current speed; there is no true ripple distance setting in the F-14.</text:p>
            </text:list-item>
          </text:list>
        </text:list-item>
      </text:list>
      <text:list xml:id="list81514445937600" text:continue-list="list3143651432" text:style-name="L5">
        <text:list-item>
          <text:p text:style-name="P35"><text:span text:style-name="T6">Weapon Selector</text:span><text:span text:style-name="T2"> switch ... </text:span><text:span text:style-name="T6">OFF</text:span><text:span text:style-name="T2"> (</text:span><text:span text:style-name="T6">Dish Hat down</text:span><text:span text:style-name="T2">)</text:span><text:span text:style-name="T4">, HUD should say </text:span><text:span text:style-name="T7">ORD</text:span></text:p>
        </text:list-item>
        <text:list-item>
          <text:p text:style-name="P20"><text:span text:style-name="T19">S</text:span><text:span text:style-name="T20">elected stations should show checkerboards in indicators above VDI.</text:span></text:p>
        </text:list-item>
        <text:list-item>
          <text:p text:style-name="P30"><text:span text:style-name="T14">Wing Sweep</text:span> ... <text:span text:style-name="T14">Bomb</text:span> (55 deg) (<text:span text:style-name="T17">shift-</text:span><text:span text:style-name="T14">Top Hat down</text:span>)</text:p>
        </text:list-item>
        <text:list-item>
          <text:p text:style-name="P32">Press <text:span text:style-name="T14">Middle Finger Hat up/down</text:span> to move target diamond along bomb fall line over the target.</text:p>
        </text:list-item>
        <text:list-item>
          <text:p text:style-name="P32">Press <text:span text:style-name="T14">Middle Finger Hat right</text:span> to lock the target.<text:span text:style-name="T45"> <text:s/>Once locked, it cannot be adjusted</text:span><text:span text:style-name="T46">, only unlocked.</text:span></text:p>
        </text:list-item>
      </text:list>
      <text:list text:style-name="L7">
        <text:list-item>
          <text:p text:style-name="P21"><text:span text:style-name="T21">Press </text:span><text:span text:style-name="T37">Middle Finger Hat right</text:span><text:span text:style-name="T21"> </text:span><text:span text:style-name="T27">again to unlock and slave target designator to velocity vector.</text:span></text:p>
        </text:list-item>
      </text:list>
      <text:list xml:id="list81513613428744" text:continue-list="list81514445937600" text:style-name="L5">
        <text:list-item>
          <text:p text:style-name="P32">Fly to get velocity vector lined up on the bomb fall line.</text:p>
        </text:list-item>
        <text:list-item>
          <text:p text:style-name="P32"><text:span text:style-name="T14">Lower Solution Cue</text:span> (short horizontal line) will <text:span text:style-name="T44">start dropping down the bomb fall line.</text:span></text:p>
        </text:list-item>
        <text:list-item>
          <text:p text:style-name="P32">Hold <text:span text:style-name="T14">Red Button</text:span>.</text:p>
        </text:list-item>
        <text:list-item>
          <text:p text:style-name="P20"><text:span text:style-name="T21">Then </text:span><text:span text:style-name="T37">Upper Solution Cue</text:span><text:span text:style-name="T21"> (</text:span><text:span text:style-name="T24">slightly longer</text:span><text:span text:style-name="T21"> horizontal line) will </text:span><text:span text:style-name="T24">start dropping down </text:span><text:span text:style-name="T21">the bomb fall line. <text:s/>Bomb drops when Upper Solution Cue meets velocity vector.</text:span></text:p>
        </text:list-item>
      </text:list>
      <text:p text:style-name="P11"/>
      <text:p text:style-name="P13"><text:span text:style-name="T9">C</text:span><text:span text:style-name="T8">CRP </text:span><text:span text:style-name="T10">toss </text:span><text:span text:style-name="T8">bombing</text:span></text:p>
      <text:list text:style-name="L8">
        <text:list-item>
          <text:p text:style-name="P39"><text:span text:style-name="T11">Follow steps above</text:span><text:span text:style-name="T13"> to set up weapons and designate target visually.</text:span></text:p>
        </text:list-item>
        <text:list-item>
          <text:p text:style-name="P22"><text:span text:style-name="T41">When </text:span><text:span text:style-name="T39">Lower Solution Cue</text:span><text:span text:style-name="T41"> starts falling down the bomb fall line, pull up to about 30 degrees, stabilize, and hold </text:span><text:span text:style-name="T39">Red Button</text:span><text:span text:style-name="T41"> until the </text:span><text:span text:style-name="T39">Upper Solution Cue</text:span><text:span text:style-name="T41"> drops down to meet the velocity vector and bombs away.</text:span></text:p>
        </text:list-item>
      </text:list>
      <text:p text:style-name="P1"/>
      <text:p text:style-name="P5">Rockets</text:p>
      <text:list xml:id="list1701065955" text:style-name="L9">
        <text:list-item>
          <text:p text:style-name="P23"><text:span text:style-name="T38">Jester</text:span><text:span text:style-name="T40">: </text:span><text:span text:style-name="T20">Air To Ground</text:span><text:span text:style-name="T21">/</text:span><text:span text:style-name="T20">Weapons, </text:span><text:span text:style-name="T22">then go through the settings to</text:span><text:span text:style-name="T21"> select and</text:span><text:span text:style-name="T22"> configure </text:span><text:span text:style-name="T21">rockets </text:span><text:span text:style-name="T22">as needed. <text:s/>Current configuration is shown in the center of the Jester menu wheel.</text:span></text:p>
        </text:list-item>
      </text:list>
      <text:list text:style-name="L10">
        <text:list-item>
          <text:list>
            <text:list-item>
              <text:p text:style-name="P38"><text:span text:style-name="T3">Y</text:span><text:span text:style-name="T1">ou need to be in </text:span><text:span text:style-name="T5">CMP/PLT</text:span><text:span text:style-name="T1"> mode for CCIP, use Set Computer Target/Set Computer Pilot to toggle.</text:span></text:p>
            </text:list-item>
            <text:list-item>
              <text:p text:style-name="P27">Note that "Set Ripple Distance" is actually a timing calculated by Jester based on current speed; there is no true ripple distance setting in the F-14.</text:p>
            </text:list-item>
          </text:list>
        </text:list-item>
      </text:list>
      <text:list xml:id="list81512864940003" text:continue-list="list1701065955" text:style-name="L9">
        <text:list-item>
          <text:p text:style-name="P36"><text:span text:style-name="T6">Weapon Selector</text:span><text:span text:style-name="T2"> switch ... </text:span><text:span text:style-name="T6">OFF</text:span><text:span text:style-name="T2"> (</text:span><text:span text:style-name="T6">Dish Hat down</text:span><text:span text:style-name="T2">)</text:span></text:p>
        </text:list-item>
        <text:list-item>
          <text:p text:style-name="P23"><text:span text:style-name="T19">S</text:span><text:span text:style-name="T20">elected stations should show checkerboards in indicators above VDI.</text:span></text:p>
        </text:list-item>
        <text:list-item>
          <text:p text:style-name="P31"><text:span text:style-name="T14">Wing Sweep</text:span> ... <text:span text:style-name="T14">Bomb</text:span> (55 deg) (<text:span text:style-name="T17">shift-</text:span><text:span text:style-name="T14">Top Hat down</text:span>)</text:p>
        </text:list-item>
        <text:list-item>
          <text:p text:style-name="P23"><text:span text:style-name="T22">CCIP pipper should appear when pointing at the ground.</text:span><text:span text:style-name="T21"> <text:s/>A diamond appears inside the pipper when you're out of range. <text:s/>When the diamond disappears, p</text:span><text:span text:style-name="T22">ress </text:span><text:span text:style-name="T35">Trigger</text:span><text:span text:style-name="T22"> to fi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15:12.391000000</dc:date>
    <meta:editing-duration>PT12H5M10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9" meta:word-count="647" meta:character-count="3592" meta:non-whitespace-character-count="3019"/>
  </office:meta>
</office:document-meta>
</file>